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1"/>
    <style:style style:name="P4" style:family="paragraph" style:parent-style-name="Standard" style:list-style-name="L2"/>
    <style:style style:name="P5" style:family="paragraph" style:parent-style-name="Standard" style:list-style-name="L2">
      <style:text-properties officeooo:rsid="0002c2ec" officeooo:paragraph-rsid="0002c2ec"/>
    </style:style>
    <style:style style:name="P6" style:family="paragraph" style:parent-style-name="Text_20_body">
      <style:text-properties officeooo:paragraph-rsid="00098e76"/>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3">
      <style:paragraph-properties fo:margin-left="0cm" fo:margin-right="0cm" fo:text-indent="0cm" style:auto-text-indent="false"/>
    </style:style>
    <style:style style:name="P9" style:family="paragraph" style:parent-style-name="Text_20_body">
      <style:text-properties officeooo:paragraph-rsid="000c2577"/>
    </style:style>
    <style:style style:name="P10" style:family="paragraph" style:parent-style-name="Text_20_body">
      <style:text-properties officeooo:rsid="004a29cd" officeooo:paragraph-rsid="004a29cd"/>
    </style:style>
    <style:style style:name="P11" style:family="paragraph" style:parent-style-name="Text_20_body">
      <style:text-properties officeooo:rsid="004a29cd" officeooo:paragraph-rsid="0058803e"/>
    </style:style>
    <style:style style:name="P12" style:family="paragraph" style:parent-style-name="Text_20_body">
      <style:text-properties officeooo:rsid="004a29cd" officeooo:paragraph-rsid="00676184"/>
    </style:style>
    <style:style style:name="P13" style:family="paragraph" style:parent-style-name="Text_20_body" style:list-style-name="L4">
      <style:text-properties officeooo:rsid="00765597" officeooo:paragraph-rsid="00765597"/>
    </style:style>
    <style:style style:name="P14" style:family="paragraph" style:parent-style-name="Text_20_body" style:list-style-name="L4">
      <style:text-properties officeooo:rsid="0076f001" officeooo:paragraph-rsid="0076f001"/>
    </style:style>
    <style:style style:name="P15" style:family="paragraph" style:parent-style-name="Text_20_body">
      <style:text-properties officeooo:rsid="004a29cd" officeooo:paragraph-rsid="004f484a"/>
    </style:style>
    <style:style style:name="P16" style:family="paragraph" style:parent-style-name="Text_20_body">
      <style:text-properties officeooo:rsid="004a29cd" officeooo:paragraph-rsid="006b5fd7"/>
    </style:style>
    <style:style style:name="P17" style:family="paragraph" style:parent-style-name="Text_20_body">
      <style:text-properties officeooo:rsid="0053d7ec" officeooo:paragraph-rsid="0053d7ec"/>
    </style:style>
    <style:style style:name="P18" style:family="paragraph" style:parent-style-name="Text_20_body">
      <style:text-properties officeooo:rsid="00178e6a" officeooo:paragraph-rsid="00178e6a"/>
    </style:style>
    <style:style style:name="P19" style:family="paragraph" style:parent-style-name="Text_20_body">
      <style:text-properties officeooo:rsid="0056f254" officeooo:paragraph-rsid="0056f254"/>
    </style:style>
    <style:style style:name="P20" style:family="paragraph" style:parent-style-name="Text_20_body">
      <style:text-properties officeooo:rsid="005bb9f8" officeooo:paragraph-rsid="005bb9f8"/>
    </style:style>
    <style:style style:name="P21" style:family="paragraph" style:parent-style-name="Text_20_body">
      <style:text-properties officeooo:rsid="005bb9f8" officeooo:paragraph-rsid="005f1cbd"/>
    </style:style>
    <style:style style:name="P22" style:family="paragraph" style:parent-style-name="Text_20_body">
      <style:text-properties officeooo:rsid="0020ff12" officeooo:paragraph-rsid="0020ff12"/>
    </style:style>
    <style:style style:name="P23" style:family="paragraph" style:parent-style-name="Text_20_body">
      <style:text-properties officeooo:rsid="000f5a8d" officeooo:paragraph-rsid="000c2577"/>
    </style:style>
    <style:style style:name="P24" style:family="paragraph" style:parent-style-name="Text_20_body">
      <style:text-properties officeooo:rsid="002a870a" officeooo:paragraph-rsid="002a870a"/>
    </style:style>
    <style:style style:name="P25" style:family="paragraph" style:parent-style-name="Text_20_body">
      <style:text-properties officeooo:rsid="002c75fe" officeooo:paragraph-rsid="002c75fe"/>
    </style:style>
    <style:style style:name="P26" style:family="paragraph" style:parent-style-name="Text_20_body">
      <style:text-properties officeooo:rsid="002572c8" officeooo:paragraph-rsid="002572c8"/>
    </style:style>
    <style:style style:name="P27" style:family="paragraph" style:parent-style-name="Text_20_body">
      <style:text-properties officeooo:rsid="0043bfa5" officeooo:paragraph-rsid="005bb9f8"/>
    </style:style>
    <style:style style:name="P28" style:family="paragraph" style:parent-style-name="Text_20_body">
      <style:text-properties officeooo:rsid="0043bfa5" officeooo:paragraph-rsid="0043bfa5"/>
    </style:style>
    <style:style style:name="P29" style:family="paragraph" style:parent-style-name="Text_20_body">
      <style:text-properties officeooo:rsid="001a3b17" officeooo:paragraph-rsid="001a3b17"/>
    </style:style>
    <style:style style:name="T1" style:family="text">
      <style:text-properties officeooo:rsid="00023cf4"/>
    </style:style>
    <style:style style:name="T2" style:family="text">
      <style:text-properties officeooo:rsid="0004617b"/>
    </style:style>
    <style:style style:name="T3" style:family="text">
      <style:text-properties officeooo:rsid="00047d59"/>
    </style:style>
    <style:style style:name="T4" style:family="text">
      <style:text-properties officeooo:rsid="00075c1d"/>
    </style:style>
    <style:style style:name="T5" style:family="text">
      <style:text-properties fo:font-weight="bold" style:font-weight-asian="bold" style:font-weight-complex="bold"/>
    </style:style>
    <style:style style:name="T6" style:family="text">
      <style:text-properties officeooo:rsid="003a79cd"/>
    </style:style>
    <style:style style:name="T7" style:family="text">
      <style:text-properties officeooo:rsid="0042acbd"/>
    </style:style>
    <style:style style:name="T8" style:family="text">
      <style:text-properties officeooo:rsid="00062ef1"/>
    </style:style>
    <style:style style:name="T9" style:family="text">
      <style:text-properties officeooo:rsid="000ab9eb"/>
    </style:style>
    <style:style style:name="T10" style:family="text">
      <style:text-properties officeooo:rsid="00094ea5"/>
    </style:style>
    <style:style style:name="T11" style:family="text">
      <style:text-properties officeooo:rsid="00096c0d"/>
    </style:style>
    <style:style style:name="T12" style:family="text">
      <style:text-properties officeooo:rsid="004c7417"/>
    </style:style>
    <style:style style:name="T13" style:family="text">
      <style:text-properties officeooo:rsid="0058803e"/>
    </style:style>
    <style:style style:name="T14" style:family="text">
      <style:text-properties officeooo:rsid="00665545"/>
    </style:style>
    <style:style style:name="T15" style:family="text">
      <style:text-properties officeooo:rsid="0067bb3e"/>
    </style:style>
    <style:style style:name="T16" style:family="text">
      <style:text-properties officeooo:rsid="0068b776"/>
    </style:style>
    <style:style style:name="T17" style:family="text">
      <style:text-properties officeooo:rsid="005a21e4"/>
    </style:style>
    <style:style style:name="T18" style:family="text">
      <style:text-properties officeooo:rsid="0064da86"/>
    </style:style>
    <style:style style:name="T19" style:family="text">
      <style:text-properties officeooo:rsid="006b5fd7"/>
    </style:style>
    <style:style style:name="T20" style:family="text">
      <style:text-properties officeooo:rsid="00573b4a"/>
    </style:style>
    <style:style style:name="T21" style:family="text">
      <style:text-properties officeooo:rsid="0020ff12"/>
    </style:style>
    <style:style style:name="T22" style:family="text">
      <style:text-properties officeooo:rsid="0038664e"/>
    </style:style>
    <style:style style:name="T23" style:family="text">
      <style:text-properties officeooo:rsid="0038ea85"/>
    </style:style>
    <style:style style:name="T24" style:family="text">
      <style:text-properties officeooo:rsid="003b0037"/>
    </style:style>
    <style:style style:name="T25" style:family="text">
      <style:text-properties officeooo:rsid="003c7b65"/>
    </style:style>
    <style:style style:name="T26" style:family="text">
      <style:text-properties officeooo:rsid="005dcbf4"/>
    </style:style>
    <style:style style:name="T27" style:family="text">
      <style:text-properties officeooo:rsid="005f1cbd"/>
    </style:style>
    <style:style style:name="T28" style:family="text">
      <style:text-properties officeooo:rsid="005fa5cc"/>
    </style:style>
    <style:style style:name="T29" style:family="text">
      <style:text-properties officeooo:rsid="0031adc1"/>
    </style:style>
    <style:style style:name="T30" style:family="text">
      <style:text-properties officeooo:rsid="00231a8e"/>
    </style:style>
    <style:style style:name="T31" style:family="text">
      <style:text-properties officeooo:rsid="003e9f53"/>
    </style:style>
    <style:style style:name="T32" style:family="text">
      <style:text-properties officeooo:rsid="003fda7b"/>
    </style:style>
    <style:style style:name="T33" style:family="text">
      <style:text-properties officeooo:rsid="0024db0d"/>
    </style:style>
    <style:style style:name="T34" style:family="text">
      <style:text-properties officeooo:rsid="0062c134"/>
    </style:style>
    <style:style style:name="T35" style:family="text">
      <style:text-properties officeooo:rsid="00648c39"/>
    </style:style>
    <style:style style:name="T36" style:family="text">
      <style:text-properties officeooo:rsid="0029a9cb"/>
    </style:style>
    <style:style style:name="T37" style:family="text">
      <style:text-properties officeooo:rsid="002d649a"/>
    </style:style>
    <style:style style:name="T38" style:family="text">
      <style:text-properties officeooo:rsid="003cc867"/>
    </style:style>
    <style:style style:name="T39" style:family="text">
      <style:text-properties officeooo:rsid="0045a921"/>
    </style:style>
    <style:style style:name="T40" style:family="text">
      <style:text-properties officeooo:rsid="00519b1c"/>
    </style:style>
    <style:style style:name="T41" style:family="text">
      <style:text-properties officeooo:rsid="006ea205"/>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Interface client :</text:p>
      <text:p text:style-name="Standard"/>
      <text:list text:style-name="L1">
        <text:list-item>
          <text:p text:style-name="P2">Découverte et lecture de vidéos </text:p>
        </text:list-item>
        <text:list-item>
          <text:p text:style-name="P2">Interaction avec les vidéos (likes, commentaires) </text:p>
        </text:list-item>
        <text:list-item>
          <text:p text:style-name="P3">Recommandations personnalisées <text:span text:style-name="T1">et paramétrable </text:span><text:span text:style-name="T2">(l’utilisateur doit pouvoir filtrer les vidéos en fonction de leurs tags, durées…)</text:span></text:p>
        </text:list-item>
      </text:list>
      <text:p text:style-name="Text_20_body"><text:span text:style-name="T3">Te</text:span>chnologies : <text:span text:style-name="T4">HTML, CSS et JavaScript simple et basique</text:span></text:p>
      <text:p text:style-name="Standard"/>
      <text:p text:style-name="Standard"><text:tab/><text:span text:style-name="T5">Serveur algorithme :</text:span></text:p>
      <text:p text:style-name="Standard"/>
      <text:list text:style-name="L2">
        <text:list-item>
          <text:p text:style-name="P4">Système de recommandation basé sur les préférences des utilisateurs </text:p>
        </text:list-item>
        <text:list-item>
          <text:p text:style-name="P5">pas d’IA : fonction des vidéos (vues, likes, commentaires, tags, région, <text:span text:style-name="T6">dates </text:span><text:span text:style-name="T7">+ randomness</text:span>) et du client (tags préférés, vidéos déjà visionnées, durée vidéo)</text:p>
        </text:list-item>
      </text:list>
      <text:p text:style-name="Standard"/>
      <text:p text:style-name="P6"><text:span text:style-name="T3">Te</text:span>chnologies : <text:span text:style-name="T8">Python </text:span><text:span text:style-name="T9">(avec Flask)</text:span><text:span text:style-name="T8">, </text:span><text:span text:style-name="T10">SQL </text:span><text:span text:style-name="T11">(avec dBeaver, </text:span>Postgres<text:span text:style-name="T11">)</text:span></text:p>
      <text:p text:style-name="Standard"/>
      <text:p text:style-name="Standard"><text:tab/><text:span text:style-name="T5">Serveur créateur/hébergeur : </text:span></text:p>
      <text:p text:style-name="Standard"/>
      <text:list text:style-name="L3">
        <text:list-item>
          <text:p text:style-name="P7">Téléchargement et gestion des vidéos </text:p>
        </text:list-item>
        <text:list-item>
          <text:p text:style-name="P8">Stockage et diffusion des vidéos</text:p>
        </text:list-item>
      </text:list>
      <text:p text:style-name="P9"><text:span text:style-name="T3">Te</text:span>chnologies : <text:span text:style-name="T8">Python </text:span><text:span text:style-name="T9">avec Flask</text:span></text:p>
      <text:p text:style-name="P9"/>
      <text:p text:style-name="P9"/>
      <text:p text:style-name="P10">TO DO NEXT TIME :</text:p>
      <text:p text:style-name="P11">- <text:span text:style-name="T12">l’algorithme utilise les tags :</text:span></text:p>
      <text:p text:style-name="P11"><text:tab/>- <text:span text:style-name="T13">tags choisis par l’utilisateur (tags « manuels »)</text:span></text:p>
      <text:p text:style-name="P11"><text:tab/>- <text:span text:style-name="T13">et tags des vidéos likées par l’utilisateur (tags « automatique ») → toujours paramétrables</text:span></text:p>
      <text:p text:style-name="P12">- <text:span text:style-name="T12">l’algorithme utilise les </text:span><text:span text:style-name="T14">abonnements/follow</text:span><text:span text:style-name="T12"> </text:span><text:span text:style-name="T13">→ toujours paramétrables</text:span></text:p>
      <text:p text:style-name="P12">- <text:span text:style-name="T15">le vidéos de /follow s’affichent dans l’ordre chronologique</text:span></text:p>
      <text:p text:style-name="P12">- <text:span text:style-name="T16">lister ce qu’il manque à l’algorithme :</text:span></text:p>
      <text:list text:style-name="L4">
        <text:list-item>
          <text:p text:style-name="P13">historique</text:p>
        </text:list-item>
        <text:list-item>
          <text:p text:style-name="P13">min/max des paramètres</text:p>
        </text:list-item>
        <text:list-item>
          <text:p text:style-name="P13">vidéos des chaînes liké dont les vidéos ont été liké</text:p>
        </text:list-item>
        <text:list-item>
          <text:p text:style-name="P14">aléatoire</text:p>
        </text:list-item>
      </text:list>
      <text:p text:style-name="P15">- <text:span text:style-name="T17">page gestion video : gestion des commentaires, suppression de la video</text:span></text:p>
      <text:p text:style-name="P15">- <text:span text:style-name="T17">comment uploader des vidéos directement lorsque connecté ? Et ensuite éditer les vidéos comme si localement, mais de manière sécurisé ?</text:span></text:p>
      <text:p text:style-name="P15"><text:soft-page-break/>- <text:span text:style-name="T18">la qualité du stream est mauvaise : à voir dans ffmpeg_utils.py si les paramètres de qualité sont bas… Si il faut plusieurs qualité ?</text:span></text:p>
      <text:p text:style-name="P16">- <text:span text:style-name="T19">notification/update des derniers vidéos : une table (has_gotten_notified) de la BD relie les utilisateurs au vidéos (user_pk, video_url) → lors de la recherche des vidéos suivit, si la vidéo et l’utilisateur ne sont pas dans la liste, on met en valeur la vidéo (point bleu sur un bord de la carte?), puis on ajoute ce couple video/utilisateur dans la table.</text:span></text:p>
      <text:p text:style-name="P15">- <text:span text:style-name="T17">L’utilisateur peut voir tous ses commentaires sur une seul page et les gérer ?</text:span></text:p>
      <text:p text:style-name="P17">- page watch : </text:p>
      <text:p text:style-name="P17"><text:tab/>- bouton pour télécharger vidéo ? → paramétrable <text:span text:style-name="T17">par l’hébergeur</text:span></text:p>
      <text:p text:style-name="P17"><text:tab/>- le lecteur vid<text:span text:style-name="T17">é</text:span>o est moche</text:p>
      <text:p text:style-name="P18">- tableau playlist (watch later + historique+ custom…) relie video, user, nom playlist</text:p>
      <text:p text:style-name="P19">-rechercher de vidéo : </text:p>
      <text:p text:style-name="P19"><text:tab/>→ ajouter les titres dans la BD</text:p>
      <text:p text:style-name="P19"><text:tab/>→ rechercher par les tags</text:p>
      <text:p text:style-name="P19"><text:tab/>→ rechercher les chaînes/<text:span text:style-name="T20">utilisateurs</text:span></text:p>
      <text:p text:style-name="P20">- Optimisations / nettoyage code:</text:p>
      <text:p text:style-name="P20"><text:tab/>- <text:span text:style-name="T21">optimiser requete add_like_dislike</text:span></text:p>
      <text:p text:style-name="P20"><text:tab/>- <text:span text:style-name="T22">requete sql longue : séparer en plusieurs variable puis rassembler pour mettre des commentaires </text:span>et <text:span text:style-name="T23">SQL views</text:span></text:p>
      <text:p text:style-name="P21"><text:tab/>- <text:span text:style-name="T24">Enregistrer l’user_pk dans la session → </text:span><text:span text:style-name="T25">pour éviter les get_user_pk_from_username(username) excessifs ? → </text:span><text:span text:style-name="T26">non </text:span><text:span text:style-name="T27">car l’utilisateur pourrait usurper</text:span><text:span text:style-name="T26"> </text:span><text:span text:style-name="T27">un autre </text:span><text:span text:style-name="T24">user_pk </text:span><text:span text:style-name="T26">? </text:span><text:span text:style-name="T28">Ou pas ?</text:span></text:p>
      <text:p text:style-name="P20"><text:tab/>- <text:span text:style-name="T29">lorsque algorithme update_channel() et get channelinfo de hébergeur → get channelinfo/author ?</text:span></text:p>
      <text:p text:style-name="P22">- likes : </text:p>
      <text:p text:style-name="P22">→ <text:span text:style-name="T30">style des likes lo</text:span><text:span text:style-name="T31">r</text:span><text:span text:style-name="T30">sque non connect</text:span><text:span text:style-name="T32">é </text:span><text:span text:style-name="T30">+ info : dire qu’il faut être connect</text:span><text:span text:style-name="T33">é</text:span></text:p>
      <text:p text:style-name="P20">- Sécurité :</text:p>
      <text:p text:style-name="P20"><text:tab/>- <text:span text:style-name="T34">les request.form.get → vérifier s’il ne sont pas vide </text:span><text:span text:style-name="T35">(exemple avec channel_followed_username)</text:span></text:p>
      <text:p text:style-name="P23"><text:tab/>- secure_filename() <text:span text:style-name="T36">pour les pseudos et mdp</text:span></text:p>
      <text:p text:style-name="P24"><text:tab/>- test taille max upload fichier (pfp)</text:p>
      <text:p text:style-name="P25"><text:tab/>- véri<text:span text:style-name="T37">f</text:span>ier user inputs (login, register, update pfp, update channel_url, <text:span text:style-name="T38">directement dans les urls avec parametre (visit_channel, pfp_of...)</text:span>…)</text:p>
      <text:p text:style-name="P26"><text:tab/>- Cloud flare tunnel</text:p>
      <text:p text:style-name="P27"><text:soft-page-break/><text:tab/>- Les hébergeurs peuvent uploader des vidéos avec les mêmes url : il faudrait que le serveur algorithme donne des url unique, ou valide un url donnée par l’hébergeur. <text:span text:style-name="T39">+ vérif que les URL n’ont pas de /, \, espace,… <text:s text:c="2"/>→ <text:s/></text:span>import uuid ?</text:p>
      <text:p text:style-name="P28"><text:tab/>- <text:span text:style-name="T40">local_editor → pour la mise à jour des fichiers vidéos, ne devrait pas utiliser le nom du fichier pour l'id de la video</text:span></text:p>
      <text:p text:style-name="P29"><text:tab/>- session secret key</text:p>
      <text:p text:style-name="P29"><text:tab/>- <text:span text:style-name="T41">user permissions SQL ?</text:span></text:p>
      <text:p text:style-name="P29"/>
      <text:p text:style-name="P29"/>
      <text:p text:style-name="P2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0-02T13:30:30.011000000</meta:creation-date>
    <dc:date>2026-02-06T14:39:11.272000000</dc:date>
    <meta:editing-duration>P2DT8H50M54S</meta:editing-duration>
    <meta:editing-cycles>119</meta:editing-cycles>
    <meta:generator>LibreOffice/24.8.0.3$Windows_X86_64 LibreOffice_project/0bdf1299c94fe897b119f97f3c613e9dca6be583</meta:generator>
    <meta:document-statistic meta:table-count="0" meta:image-count="0" meta:object-count="0" meta:page-count="3" meta:paragraph-count="54" meta:word-count="589" meta:character-count="3595" meta:non-whitespace-character-count="3037"/>
  </office:meta>
</office:document-meta>
</file>